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Size, GB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ora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etter keep in btrfs volumes with master on Tosh_4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d_s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tfs crypted</text:p>
          </table:table-cell>
          <table:table-cell office:value-type="string" calcext:value-type="string">
            <text:p>master on ThinkPad, easy sync to move on USB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d_mi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tfs crypted</text:p>
          </table:table-cell>
          <table:table-cell office:value-type="string" calcext:value-type="string">
            <text:p>master on ThinkPad, copy on easy sync to move on USB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no ba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Shared_ho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t32</text:p>
          </table:table-cell>
          <table:table-cell office:value-type="string" calcext:value-type="string">
            <text:p>no ba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s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theque</text:p>
          </table:table-cell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ad_mai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ackup_crypted on tosh_backu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6:06:16.294550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5:05:22.153273665</meta:creation-date>
    <dc:date>2024-07-03T17:56:23.789733287</dc:date>
    <meta:editing-duration>PT1H51M8S</meta:editing-duration>
    <meta:editing-cycles>2</meta:editing-cycles>
    <meta:generator>LibreOffice/24.2.4.2$Linux_X86_64 LibreOffice_project/420$Build-2</meta:generator>
    <meta:document-statistic meta:table-count="1" meta:cell-count="29" meta:object-count="0"/>
  </office:meta>
</office:document-meta>
</file>